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style:font-name="Liberation Sans1" fo:text-shadow="1pt 1pt"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fo:border="0.74pt solid #000000" style:rotation-align="none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729fcf" style:text-align-source="fix" style:repeat-content="false" fo:border="0.74pt ridge #ff4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30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style:font-name="Liberation Sans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bold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Множество Парето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Альт1</text:p>
          </table:table-cell>
          <table:table-cell table:style-name="ce1" office:value-type="string" calcext:value-type="string">
            <text:p>Альт2</text:p>
          </table:table-cell>
          <table:table-cell table:style-name="ce3" office:value-type="string" calcext:value-type="string" table:number-columns-spanned="3" table:number-rows-spanned="1">
            <text:p>Альтернативы</text:p>
          </table:table-cell>
          <table:covered-table-cell table:number-columns-repeated="2" table:style-name="ce5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office:value-type="string" calcext:value-type="string">
            <text:p>СТ2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6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office:value-type="string" calcext:value-type="string">
            <text:p>СТ3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office:value-type="string" calcext:value-type="string">
            <text:p>СТ4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office:value-type="string" calcext:value-type="string">
            <text:p>СТ5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office:value-type="string" calcext:value-type="string">
            <text:p>СТ6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2</text:p>
          </table:table-cell>
          <table:table-cell office:value-type="string" calcext:value-type="string">
            <text:p>СТ3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2</text:p>
          </table:table-cell>
          <table:table-cell office:value-type="string" calcext:value-type="string">
            <text:p>СТ4</text:p>
          </table:table-cell>
          <table:table-cell office:value-type="string" calcext:value-type="string" table:number-columns-spanned="3" table:number-rows-spanned="1">
            <text:p>Исключить СТ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office:value-type="string" calcext:value-type="string">
            <text:p>СТ4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office:value-type="string" calcext:value-type="string">
            <text:p>СТ5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office:value-type="string" calcext:value-type="string">
            <text:p>СТ6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office:value-type="string" calcext:value-type="string">
            <text:p>СТ5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office:value-type="string" calcext:value-type="string">
            <text:p>СТ6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office:value-type="string" calcext:value-type="string">
            <text:p>СТ6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</table:table-row>
      </table:table>
      <table:table table:name="Первый способ" table:style-name="ta1">
        <table:table-column table:style-name="co1" table:default-cell-style-name="Default"/>
        <table:table-column table:style-name="co1" table:default-cell-style-name="ce25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1. Методика экспресс-анализа альтернати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1.1. Исходные данные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 table:style-name="ce31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3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5</text:p>
          </table:table-cell>
          <table:table-cell table:style-name="ce9" office:value-type="string" calcext:value-type="string">
            <text:p>СТ6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16" office:value-type="float" office:value="10" calcext:value-type="float">
            <text:p>10 <text:s text:c="3"/></text:p>
          </table:table-cell>
          <table:table-cell table:style-name="ce16" office:value-type="float" office:value="8" calcext:value-type="float">
            <text:p>8 <text:s text:c="3"/></text:p>
          </table:table-cell>
          <table:table-cell table:style-name="ce16" office:value-type="float" office:value="15" calcext:value-type="float">
            <text:p>15 <text:s text:c="3"/></text:p>
          </table:table-cell>
          <table:table-cell table:style-name="ce16" office:value-type="float" office:value="10" calcext:value-type="float">
            <text:p>10 <text:s text:c="3"/></text:p>
          </table:table-cell>
          <table:table-cell table:style-name="ce16" office:value-type="float" office:value="12" calcext:value-type="float">
            <text:p>12 <text:s text:c="3"/>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16" office:value-type="float" office:value="200" calcext:value-type="float">
            <text:p>200 <text:s text:c="3"/></text:p>
          </table:table-cell>
          <table:table-cell table:style-name="ce16" office:value-type="float" office:value="160" calcext:value-type="float">
            <text:p>160 <text:s text:c="3"/></text:p>
          </table:table-cell>
          <table:table-cell table:style-name="ce16" office:value-type="float" office:value="250" calcext:value-type="float">
            <text:p>250 <text:s text:c="3"/></text:p>
          </table:table-cell>
          <table:table-cell table:style-name="ce16" office:value-type="float" office:value="180" calcext:value-type="float">
            <text:p>180 <text:s text:c="3"/></text:p>
          </table:table-cell>
          <table:table-cell table:style-name="ce16" office:value-type="float" office:value="240" calcext:value-type="float">
            <text:p>240 <text:s text:c="3"/>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16" office:value-type="string" calcext:value-type="string">
            <text:p>дост. Прост.</text:p>
          </table:table-cell>
          <table:table-cell table:style-name="ce16" office:value-type="string" calcext:value-type="string">
            <text:p>сложная</text:p>
          </table:table-cell>
          <table:table-cell table:style-name="ce16" office:value-type="string" calcext:value-type="string">
            <text:p>оч. прост.</text:p>
          </table:table-cell>
          <table:table-cell table:style-name="ce16" office:value-type="string" calcext:value-type="string">
            <text:p>сложн. СТ3</text:p>
          </table:table-cell>
          <table:table-cell table:style-name="ce16" office:value-type="string" calcext:value-type="string">
            <text:p>дост. Прост.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1.2. Приведение к безразмерным величинам и применение шкалы Харингтона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 table:style-name="ce31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3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5</text:p>
          </table:table-cell>
          <table:table-cell table:style-name="ce9" office:value-type="string" calcext:value-type="string">
            <text:p>СТ6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[.F7]/MAX([.F7:.J7])" office:value-type="float" office:value="0.666666666666667" calcext:value-type="float">
            <text:p>0.67</text:p>
          </table:table-cell>
          <table:table-cell table:style-name="ce33" table:formula="of:=[.G7]/MAX([.F7:.J7])" office:value-type="float" office:value="0.533333333333333" calcext:value-type="float">
            <text:p>0.53</text:p>
          </table:table-cell>
          <table:table-cell table:style-name="ce33" table:formula="of:=[.H7]/MAX([.F7:.J7])" office:value-type="float" office:value="1" calcext:value-type="float">
            <text:p>1.00</text:p>
          </table:table-cell>
          <table:table-cell table:style-name="ce33" table:formula="of:=[.I7]/MAX([.F7:.J7])" office:value-type="float" office:value="0.666666666666667" calcext:value-type="float">
            <text:p>0.67</text:p>
          </table:table-cell>
          <table:table-cell table:style-name="ce33" table:formula="of:=[.J7]/MAX([.F7:.J7])" office:value-type="float" office:value="0.8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MIN([.F8:.J8])/[.F8]" office:value-type="float" office:value="0.8" calcext:value-type="float">
            <text:p>0.80</text:p>
          </table:table-cell>
          <table:table-cell table:style-name="ce33" table:formula="of:=MIN([.F8:.J8])/[.G8]" office:value-type="float" office:value="1" calcext:value-type="float">
            <text:p>1.00</text:p>
          </table:table-cell>
          <table:table-cell table:style-name="ce33" table:formula="of:=MIN([.F8:.J8])/[.H8]" office:value-type="float" office:value="0.64" calcext:value-type="float">
            <text:p>0.64</text:p>
          </table:table-cell>
          <table:table-cell table:style-name="ce33" table:formula="of:=MIN([.F8:.J8])/[.I8]" office:value-type="float" office:value="0.888888888888889" calcext:value-type="float">
            <text:p>0.89</text:p>
          </table:table-cell>
          <table:table-cell table:style-name="ce33" table:formula="of:=MIN([.F8:.J8])/[.J8]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office:value-type="float" office:value="0.6" calcext:value-type="float">
            <text:p>0.60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6" calcext:value-type="float">
            <text:p>0.60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1.3. Наименьшие значения оценок для каждой из альтернати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3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5</text:p>
          </table:table-cell>
          <table:table-cell table:style-name="ce9" office:value-type="string" calcext:value-type="string">
            <text:p>СТ6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P</text:p>
          </table:table-cell>
          <table:covered-table-cell table:number-columns-repeated="3"/>
          <table:table-cell table:style-name="ce33" table:formula="of:=MIN([.F14:.F16])" office:value-type="float" office:value="0.6" calcext:value-type="float">
            <text:p>0.60</text:p>
          </table:table-cell>
          <table:table-cell table:style-name="ce33" table:formula="of:=MIN([.G14:.G16])" office:value-type="float" office:value="0.4" calcext:value-type="float">
            <text:p>0.40</text:p>
          </table:table-cell>
          <table:table-cell table:style-name="ce33" table:formula="of:=MIN([.H14:.H16])" office:value-type="float" office:value="0.64" calcext:value-type="float">
            <text:p>0.64</text:p>
          </table:table-cell>
          <table:table-cell table:style-name="ce33" table:formula="of:=MIN([.I14:.I16])" office:value-type="float" office:value="0.2" calcext:value-type="float">
            <text:p>0.20</text:p>
          </table:table-cell>
          <table:table-cell table:style-name="ce33" table:formula="of:=MIN([.J14:.J16])" office:value-type="float" office:value="0.6" calcext:value-type="float">
            <text:p>0.60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1.4. Пороговое значение оценок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0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Лучшие альтернативы согласно результатам экспресс-анализа: СТ1, СТ4, СТ6.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. Методика скаляризации векторных оценок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.1. Безразмерные оценки альтернати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 table:style-name="ce31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number-matrix-columns-spanned="1" table:number-matrix-rows-spanned="3" table:formula="of:=[.F14:.F16]" office:value-type="float" office:value="0.666666666666667" calcext:value-type="float">
            <text:p>0.67</text:p>
          </table:table-cell>
          <table:table-cell table:style-name="ce33" table:number-matrix-columns-spanned="1" table:number-matrix-rows-spanned="3" table:formula="of:=[.H14:.H16]" office:value-type="float" office:value="1" calcext:value-type="float">
            <text:p>1.00</text:p>
          </table:table-cell>
          <table:table-cell table:style-name="ce33" table:number-matrix-columns-spanned="1" table:number-matrix-rows-spanned="3" table:formula="of:=[.J14:.J16]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office:value-type="float" office:value="0.6" calcext:value-type="float">
            <text:p>0.6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.2. Средние оценки по каждому из критерие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Критерий</text:p>
          </table:table-cell>
          <table:covered-table-cell table:number-columns-repeated="3" table:style-name="ce31"/>
          <table:table-cell table:style-name="ce9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 AVERAGE([.F34:.H34])" office:value-type="float" office:value="0.822222222222222" calcext:value-type="float">
            <text:p>0.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 AVERAGE([.F35:.H35])" office:value-type="float" office:value="0.702222222222222" calcext:value-type="float">
            <text:p>0.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table:formula="of:= AVERAGE([.F36:.H36])" office:value-type="float" office:value="0.733333333333333" calcext:value-type="float">
            <text:p>0.73</text:p>
          </table:table-cell>
          <table:table-cell table:number-columns-repeated="4"/>
        </table:table-row>
        <table:table-row table:style-name="ro1">
          <table:table-cell/>
          <table:table-cell table:style-name="ce28" table:number-columns-repeated="4"/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2.3. Величины разброса оценок</text:p>
          </table:table-cell>
          <table:table-cell table:style-name="ce28" table:number-columns-repeated="3"/>
          <table:table-cell table:number-columns-repeated="5"/>
        </table:table-row>
        <table:table-row table:style-name="ro1">
          <table:table-cell/>
          <table:table-cell table:style-name="ce28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4" table:number-rows-spanned="1">
            <text:p>Критерий</text:p>
          </table:table-cell>
          <table:covered-table-cell table:number-columns-repeated="3" table:style-name="ce31"/>
          <table:table-cell table:style-name="ce9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STDEV([.$F34:.$H34])" office:value-type="float" office:value="0.167774098561572" calcext:value-type="float">
            <text:p>0.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STDEV([.F35:.H35])" office:value-type="float" office:value="0.0857213400977152" calcext:value-type="float">
            <text:p>0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table:formula="of:=STDEV([.$F36:.$H36])" office:value-type="float" office:value="0.23094010767585" calcext:value-type="float">
            <text:p>0.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умма</text:p>
          </table:table-cell>
          <table:covered-table-cell table:number-columns-repeated="3" table:style-name="ce31"/>
          <table:table-cell table:style-name="ce34" table:formula="of:=SUM([.F48:.F50])" office:value-type="float" office:value="0.484435546335138" calcext:value-type="float">
            <text:p>0.4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2.4. Веса критериев</text:p>
          </table:table-cell>
          <table:table-cell table:style-name="ce28" table:number-columns-repeated="3"/>
          <table:table-cell table:number-columns-repeated="5"/>
        </table:table-row>
        <table:table-row table:style-name="ro1">
          <table:table-cell/>
          <table:table-cell table:style-name="ce28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4" table:number-rows-spanned="1">
            <text:p>Критерий</text:p>
          </table:table-cell>
          <table:covered-table-cell table:number-columns-repeated="3" table:style-name="ce31"/>
          <table:table-cell table:style-name="ce9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[.F48]/[.F51]" office:value-type="float" office:value="0.346329041769995" calcext:value-type="float">
            <text:p>0.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[.F49]/[.F51]" office:value-type="float" office:value="0.176950970559894" calcext:value-type="float">
            <text:p>0.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table:formula="of:=[.F50]/[.F51]" office:value-type="float" office:value="0.476719987670111" calcext:value-type="float">
            <text:p>0.4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.5. Взвешеные безразмерные оценки альтернати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 table:style-name="ce31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[.F56]/[.F34]" office:value-type="float" office:value="0.519493562654992" calcext:value-type="float">
            <text:p>0.52</text:p>
          </table:table-cell>
          <table:table-cell table:style-name="ce33" table:formula="of:=[.F56]/[.G34]" office:value-type="float" office:value="0.346329041769995" calcext:value-type="float">
            <text:p>0.35</text:p>
          </table:table-cell>
          <table:table-cell table:style-name="ce33" table:formula="of:=[.F56]/[.H34]" office:value-type="float" office:value="0.432911302212494" calcext:value-type="float">
            <text:p>0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[.F57]/[.F35]" office:value-type="float" office:value="0.221188713199868" calcext:value-type="float">
            <text:p>0.22</text:p>
          </table:table-cell>
          <table:table-cell table:style-name="ce33" table:formula="of:=[.F57]/[.G35]" office:value-type="float" office:value="0.276485891499835" calcext:value-type="float">
            <text:p>0.28</text:p>
          </table:table-cell>
          <table:table-cell table:style-name="ce33" table:formula="of:=[.F57]/[.H35]" office:value-type="float" office:value="0.265426455839841" calcext:value-type="float">
            <text:p>0.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table:formula="of:=[.F58]/[.F36]" office:value-type="float" office:value="0.794533312783518" calcext:value-type="float">
            <text:p>0.79</text:p>
          </table:table-cell>
          <table:table-cell table:style-name="ce33" table:formula="of:=[.F58]/[.G36]" office:value-type="float" office:value="0.476719987670111" calcext:value-type="float">
            <text:p>0.48</text:p>
          </table:table-cell>
          <table:table-cell table:style-name="ce33" table:formula="of:=[.F58]/[.H36]" office:value-type="float" office:value="0.794533312783518" calcext:value-type="float">
            <text:p>0.7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<text:span text:style-name="T1">2.6. Комплексные оценки альтернатив (чем меньше, тем лучше альтернатива</text:span>)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СТ1</text:p>
          </table:table-cell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мплексные оценки альтернатив</text:p>
          </table:table-cell>
          <table:covered-table-cell table:number-columns-repeated="3"/>
          <table:table-cell table:style-name="ce33" table:formula="of:=SUM([.F63:.F65])" office:value-type="float" office:value="1.53521558863838" calcext:value-type="float">
            <text:p>1.54</text:p>
          </table:table-cell>
          <table:table-cell table:style-name="ce33" table:formula="of:=SUM([.G63:.G65])" office:value-type="float" office:value="1.09953492093994" calcext:value-type="float">
            <text:p>1.10</text:p>
          </table:table-cell>
          <table:table-cell table:style-name="ce33" table:formula="of:=SUM([.H63:.H65])" office:value-type="float" office:value="1.49287107083585" calcext:value-type="float">
            <text:p>1.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Две лучшие альтернативы: СТ4, СТ6.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 Методика сравнительной оценки двух альтернатив по степени доминирования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1. Исходные данные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office:value-type="float" office:value="15" calcext:value-type="float">
            <text:p>15.00</text:p>
          </table:table-cell>
          <table:table-cell table:style-name="ce33" office:value-type="float" office:value="12" calcext:value-type="float">
            <text:p>12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office:value-type="float" office:value="250" calcext:value-type="float">
            <text:p>250.00</text:p>
          </table:table-cell>
          <table:table-cell table:style-name="ce33" office:value-type="float" office:value="240" calcext:value-type="float">
            <text:p>24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2. Ранги критерие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Критерий</text:p>
          </table:table-cell>
          <table:covered-table-cell table:number-columns-repeated="3"/>
          <table:table-cell table:style-name="ce9" office:value-type="string" calcext:value-type="string">
            <text:p>К1</text:p>
          </table:table-cell>
          <table:table-cell table:style-name="ce9" office:value-type="string" calcext:value-type="string">
            <text:p>К2</text:p>
          </table:table-cell>
          <table:table-cell table:style-name="ce9" office:value-type="string" calcext:value-type="string">
            <text:p>К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Ранг, R</text:p>
          </table:table-cell>
          <table:covered-table-cell table:number-columns-repeated="3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2" calcext:value-type="float">
            <text:p>2.00</text:p>
          </table:table-cell>
          <table:table-cell table:style-name="ce33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3. Веса критерие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Критерий</text:p>
          </table:table-cell>
          <table:covered-table-cell table:number-columns-repeated="3"/>
          <table:table-cell table:style-name="ce9" office:value-type="string" calcext:value-type="string">
            <text:p>К1</text:p>
          </table:table-cell>
          <table:table-cell table:style-name="ce9" office:value-type="string" calcext:value-type="string">
            <text:p>К2</text:p>
          </table:table-cell>
          <table:table-cell table:style-name="ce9" office:value-type="string" calcext:value-type="string">
            <text:p>К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Вес, V</text:p>
          </table:table-cell>
          <table:covered-table-cell table:number-columns-repeated="3"/>
          <table:table-cell table:style-name="ce33" table:formula="of:=MAX([.F86:.H86]) + 1 - [.F86]" office:value-type="float" office:value="3" calcext:value-type="float">
            <text:p>3.00</text:p>
          </table:table-cell>
          <table:table-cell table:style-name="ce33" table:formula="of:=MAX([.F86:.H86]) + 1 - [.G86]" office:value-type="float" office:value="2" calcext:value-type="float">
            <text:p>2.00</text:p>
          </table:table-cell>
          <table:table-cell table:style-name="ce33" table:formula="of:=MAX([.F86:.H86]) + 1 - [.H86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4. Степени доминирования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formula="of:=MAX([.F79:.G79]) / MIN([.F79:.G79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table:formula="of:=MAX([.F80:.G80]) / MIN([.F80:.G80])" office:value-type="float" office:value="1.04166666666667" calcext:value-type="float">
            <text:p>1.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table:formula="of:=MAX([.F81:.G81]) / MIN([.F81:.G81])" office:value-type="float" office:value="1.66666666666667" calcext:value-type="float">
            <text:p>1.6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5. Скорректированные степени доминирования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/>
          <table:table-cell table:style-name="ce33" table:formula="of:=[.F96]^[.F91]" office:value-type="float" office:value="1.953125" calcext:value-type="float">
            <text:p>1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/>
          <table:table-cell table:style-name="ce33" table:formula="of:=[.F97]^[.G91]" office:value-type="float" office:value="1.08506944444444" calcext:value-type="float">
            <text:p>1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/>
          <table:table-cell table:style-name="ce33" table:formula="of:=[.F98]^[.H91]" office:value-type="float" office:value="1.66666666666667" calcext:value-type="float">
            <text:p>1.6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6. Оценка доминирования альтернативы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/>
          <table:table-cell table:style-name="ce9" office:value-type="string" calcext:value-type="string">
            <text:p>СТ4</text:p>
          </table:table-cell>
          <table:table-cell table:style-name="ce9" office:value-type="string" calcext:value-type="string">
            <text:p>СТ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/>
          <table:table-cell table:style-name="ce33" table:formula="of:=PRODUCT( IF([.F79] &gt; [.G79]; [.F103]; 1); IF([.F80] &lt; [.G80]; [.F104]; 1 ); IF([.F81] &gt; [.G81]; [.F105]; 1))" office:value-type="float" office:value="3.25520833333333" calcext:value-type="float">
            <text:p>3.26</text:p>
          </table:table-cell>
          <table:table-cell table:style-name="ce33" table:formula="of:=PRODUCT( IF([.F79] &lt; [.G79]; [.F103]; 1); IF([.F80] &gt; [.G80]; [.F104]; 1 ); IF([.F81] &lt; [.G81]; [.F105]; 1))" office:value-type="float" office:value="1.08506944444444" calcext:value-type="float">
            <text:p>1.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3.7. Отношение оценок доминирования альтернатив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4 / СТ6</text:p>
          </table:table-cell>
          <table:covered-table-cell table:number-columns-repeated="3"/>
          <table:table-cell table:style-name="ce33" table:formula="of:=[.F110]/[.G110]" office:value-type="float" office:value="3" calcext:value-type="float">
            <text:p>3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Лучшая альтернатива: СТ4.</text:p>
          </table:table-cell>
          <table:table-cell table:number-columns-repeated="8"/>
        </table:table-row>
      </table:table>
      <table:table table:name="Второй способ" table:style-name="ta1">
        <table:table-column table:style-name="co1" table:default-cell-style-name="Default"/>
        <table:table-column table:style-name="co1" table:default-cell-style-name="ce25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. Вычисление весов критериев (метод предпочтений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.1. Матрица экспертных оценок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Эксперты</text:p>
          </table:table-cell>
          <table:table-cell table:style-name="ce25" office:value-type="string" calcext:value-type="string">
            <text:p>К1</text:p>
          </table:table-cell>
          <table:table-cell table:style-name="ce25" office:value-type="string" calcext:value-type="string">
            <text:p>К2</text:p>
          </table:table-cell>
          <table:table-cell table:style-name="ce25" office:value-type="string" calcext:value-type="string">
            <text:p>К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Э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Э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1.3. Суммы преобразованных оценок по каждому из критерие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11" table:formula="of:=SUM([.C7:.C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11" table:formula="of:=SUM([.D7:.D8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11" table:formula="of:=SUM([.E7:.E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table:style-name="ce11" table:formula="of:=SUM([.C12:.C1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1.3. Веса критерие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table:style-name="ce12" table:number-matrix-columns-spanned="1" table:number-matrix-rows-spanned="3" table:formula="of:=[.C12:.C14]/[.C15]" office:value-type="float" office:value="0.333333333333333" calcext:value-type="float">
            <text:p>0.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ce12" office:value-type="float" office:value="0.416666666666667" calcext:value-type="float">
            <text:p>0.4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table:style-name="ce12" office:value-type="float" office:value="0.25" calcext:value-type="float">
            <text:p>0.25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 Модифицированный алгоритм Кемени-Снелла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1. Матрица ранжирований альтернати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2.1. Матрица парных сравнений по К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2.2. Матрица парных сравнений по К2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2.3. Матрица парных сравнений по К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3. Матрица потерь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30" table:number-matrix-columns-spanned="5" table:number-matrix-rows-spanned="5" table:formula="of:=IF([.C35:.G39] = &quot;-&quot;; &quot;-&quot;; [.C19]*ABS([.C35:.G39]-1)  + [.C20]*ABS([.C44:.G48]-1) + [.C21]*ABS([.C53:.G57]-1))" office:value-type="string" office:string-value="-" calcext:value-type="string">
            <text:p>-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float" office:value="0.916666666666667" calcext:value-type="float">
            <text:p>0.9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string" office:string-value="-" calcext:value-type="string">
            <text:p>-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float" office:value="0.666666666666667" calcext:value-type="float">
            <text:p>0.667</text:p>
          </table:table-cell>
          <table:table-cell table:style-name="ce30" office:value-type="float" office:value="1.16666666666667" calcext:value-type="float">
            <text:p>1.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string" office:string-value="-" calcext:value-type="string">
            <text:p>-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float" office:value="0.833333333333333" calcext:value-type="float">
            <text:p>0.8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float" office:value="1.33333333333333" calcext:value-type="float">
            <text:p>1.333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string" office:string-value="-" calcext:value-type="string">
            <text:p>-</text:p>
          </table:table-cell>
          <table:table-cell table:style-name="ce30" office:value-type="float" office:value="1.16666666666667" calcext:value-type="float">
            <text:p>1.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office:value-type="float" office:value="1.08333333333333" calcext:value-type="float">
            <text:p>1.083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float" office:value="1.16666666666667" calcext:value-type="float">
            <text:p>1.167</text:p>
          </table:table-cell>
          <table:table-cell table:style-name="ce30" office:value-type="float" office:value="0.833333333333333" calcext:value-type="float">
            <text:p>0.833</text:p>
          </table:table-cell>
          <table:table-cell table:style-name="ce30" office:value-type="string" office:string-value="-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3. Предварительное ранжирование альтернати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30" table:formula="of:=SUM([.C62:.G62])" office:value-type="float" office:value="4.08333333333333" calcext:value-type="float">
            <text:p>4.083</text:p>
          </table:table-cell>
          <table:table-cell/>
          <table:table-cell table:style-name="ce25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5</text:p>
          </table:table-cell>
          <table:table-cell table:style-name="ce25" office:value-type="string" calcext:value-type="string">
            <text:p>СТ6</text:p>
          </table:table-cell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table:formula="of:=SUM([.C63:.G63])" office:value-type="float" office:value="4.16666666666667" calcext:value-type="float">
            <text:p>4.167</text:p>
          </table:table-cell>
          <table:table-cell/>
          <table:table-cell table:style-name="ce25" office:value-type="string" calcext:value-type="string">
            <text:p>СТ1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D62]" office:value-type="float" office:value="0.833333333333333" calcext:value-type="float">
            <text:p>0.833</text:p>
          </table:table-cell>
          <table:table-cell table:style-name="ce30" table:formula="of:=[.F62]" office:value-type="float" office:value="1.16666666666667" calcext:value-type="float">
            <text:p>1.167</text:p>
          </table:table-cell>
          <table:table-cell table:style-name="ce30" table:formula="of:=[.G62]" office:value-type="float" office:value="0.916666666666667" calcext:value-type="float">
            <text:p>0.917</text:p>
          </table:table-cell>
        </table:table-row>
        <table:table-row table:style-name="ro1">
          <table:table-cell/>
          <table:table-cell table:style-name="ce27" office:value-type="string" calcext:value-type="string">
            <text:p>СТ4</text:p>
          </table:table-cell>
          <table:table-cell table:style-name="ce30" table:formula="of:=SUM([.C64:.G64])" office:value-type="float" office:value="3.33333333333333" calcext:value-type="float">
            <text:p>3.333</text:p>
          </table:table-cell>
          <table:table-cell/>
          <table:table-cell table:style-name="ce25" office:value-type="string" calcext:value-type="string">
            <text:p>СТ3</text:p>
          </table:table-cell>
          <table:table-cell table:style-name="ce30" table:formula="of:=[.C63]" office:value-type="float" office:value="1.16666666666667" calcext:value-type="float">
            <text:p>1.167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F63]" office:value-type="float" office:value="0.666666666666667" calcext:value-type="float">
            <text:p>0.667</text:p>
          </table:table-cell>
          <table:table-cell table:style-name="ce30" table:formula="of:=[.G63]" office:value-type="float" office:value="1.16666666666667" calcext:value-type="float">
            <text:p>1.167</text:p>
          </table:table-cell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30" table:formula="of:=SUM([.C65:.G65])" office:value-type="float" office:value="4.5" calcext:value-type="float">
            <text:p>4.500</text:p>
          </table:table-cell>
          <table:table-cell/>
          <table:table-cell table:style-name="ce25" office:value-type="string" calcext:value-type="string">
            <text:p>СТ5</text:p>
          </table:table-cell>
          <table:table-cell table:style-name="ce30" table:formula="of:=[.C65]" office:value-type="float" office:value="0.833333333333333" calcext:value-type="float">
            <text:p>0.833</text:p>
          </table:table-cell>
          <table:table-cell table:style-name="ce30" table:formula="of:=[.D65]" office:value-type="float" office:value="1.33333333333333" calcext:value-type="float">
            <text:p>1.333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G65]" office:value-type="float" office:value="1.16666666666667" calcext:value-type="float">
            <text:p>1.167</text:p>
          </table:table-cell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table:formula="of:=SUM([.C66:.G66])" office:value-type="float" office:value="3.91666666666667" calcext:value-type="float">
            <text:p>3.917</text:p>
          </table:table-cell>
          <table:table-cell/>
          <table:table-cell table:style-name="ce25" office:value-type="string" calcext:value-type="string">
            <text:p>СТ6</text:p>
          </table:table-cell>
          <table:table-cell table:style-name="ce30" table:formula="of:=[.C66]" office:value-type="float" office:value="1.08333333333333" calcext:value-type="float">
            <text:p>1.083</text:p>
          </table:table-cell>
          <table:table-cell table:style-name="ce30" table:formula="of:=[.D66]" office:value-type="float" office:value="0.833333333333333" calcext:value-type="float">
            <text:p>0.833</text:p>
          </table:table-cell>
          <table:table-cell table:style-name="ce30" table:formula="of:=[.F66]" office:value-type="float" office:value="0.833333333333333" calcext:value-type="float">
            <text:p>0.833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30" table:formula="of:=SUM([.F71:.I71])" office:value-type="float" office:value="2.91666666666667" calcext:value-type="float">
            <text:p>2.917</text:p>
          </table:table-cell>
          <table:table-cell/>
          <table:table-cell table:style-name="ce25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table:formula="of:=SUM([.F72:.I72])" office:value-type="float" office:value="3" calcext:value-type="float">
            <text:p>3.000</text:p>
          </table:table-cell>
          <table:table-cell/>
          <table:table-cell table:style-name="ce25" office:value-type="string" calcext:value-type="string">
            <text:p>СТ1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G71]" office:value-type="float" office:value="0.833333333333333" calcext:value-type="float">
            <text:p>0.833</text:p>
          </table:table-cell>
          <table:table-cell table:style-name="ce30" table:formula="of:=[.H71]" office:value-type="float" office:value="1.16666666666667" calcext:value-type="float">
            <text:p>1.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30" table:formula="of:=SUM([.F73:.I73])" office:value-type="float" office:value="3.33333333333333" calcext:value-type="float">
            <text:p>3.333</text:p>
          </table:table-cell>
          <table:table-cell/>
          <table:table-cell table:style-name="ce25" office:value-type="string" calcext:value-type="string">
            <text:p>СТ3</text:p>
          </table:table-cell>
          <table:table-cell table:style-name="ce30" table:formula="of:=[.F72]" office:value-type="float" office:value="1.16666666666667" calcext:value-type="float">
            <text:p>1.167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H72]" office:value-type="float" office:value="0.666666666666667" calcext:value-type="float">
            <text:p>0.667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СТ6</text:p>
          </table:table-cell>
          <table:table-cell table:style-name="ce30" table:formula="of:=SUM([.F74:.I74])" office:value-type="float" office:value="2.75" calcext:value-type="float">
            <text:p>2.750</text:p>
          </table:table-cell>
          <table:table-cell/>
          <table:table-cell table:style-name="ce25" office:value-type="string" calcext:value-type="string">
            <text:p>СТ5</text:p>
          </table:table-cell>
          <table:table-cell table:style-name="ce30" table:formula="of:=[.F73]" office:value-type="float" office:value="0.833333333333333" calcext:value-type="float">
            <text:p>0.833</text:p>
          </table:table-cell>
          <table:table-cell table:style-name="ce30" table:formula="of:=[.G73]" office:value-type="float" office:value="1.33333333333333" calcext:value-type="float">
            <text:p>1.333</text:p>
          </table:table-cell>
          <table:table-cell table:style-name="ce30"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30" table:formula="of:=SUM([.F77:.H77])" office:value-type="float" office:value="2" calcext:value-type="float">
            <text:p>2.000</text:p>
          </table:table-cell>
          <table:table-cell/>
          <table:table-cell table:style-name="ce25"/>
          <table:table-cell table:style-name="ce25" office:value-type="string" calcext:value-type="string">
            <text:p>СТ1</text:p>
          </table:table-cell>
          <table:table-cell table:style-name="ce25" office:value-type="string" calcext:value-type="string">
            <text:p>СТ5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СТ3</text:p>
          </table:table-cell>
          <table:table-cell table:style-name="ce30" table:formula="of:=SUM([.F78:.H78])" office:value-type="float" office:value="1.83333333333333" calcext:value-type="float">
            <text:p>1.833</text:p>
          </table:table-cell>
          <table:table-cell/>
          <table:table-cell table:style-name="ce25" office:value-type="string" calcext:value-type="string">
            <text:p>СТ1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H77]" office:value-type="float" office:value="1.16666666666667" calcext:value-type="float">
            <text:p>1.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30" table:formula="of:=SUM([.F79:.H79])" office:value-type="float" office:value="2.16666666666667" calcext:value-type="float">
            <text:p>2.167</text:p>
          </table:table-cell>
          <table:table-cell/>
          <table:table-cell table:style-name="ce25" office:value-type="string" calcext:value-type="string">
            <text:p>СТ5</text:p>
          </table:table-cell>
          <table:table-cell table:style-name="ce30" table:formula="of:=[.F79]" office:value-type="float" office:value="0.833333333333333" calcext:value-type="float">
            <text:p>0.833</text:p>
          </table:table-cell>
          <table:table-cell table:style-name="ce3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30" table:formula="of:=SUM([.F82:.G82])" office:value-type="float" office:value="1.16666666666667" calcext:value-type="float">
            <text:p>1.167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СТ5</text:p>
          </table:table-cell>
          <table:table-cell table:style-name="ce30" table:formula="of:=SUM([.F83:.G83])" office:value-type="float" office:value="0.833333333333333" calcext:value-type="float">
            <text:p>0.833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Результат предварительного ранжирования: C4, C6, C3, C5, C1.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2.4. Окончательное ранжирование альтернати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Cjk</text:p>
          </table:table-cell>
          <table:table-cell table:style-name="ce25" office:value-type="string" calcext:value-type="string">
            <text:p>Ckj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Т5</text:p>
          </table:table-cell>
          <table:table-cell table:style-name="ce25" office:value-type="string" calcext:value-type="string">
            <text:p>CТ1</text:p>
          </table:table-cell>
          <table:table-cell table:style-name="ce30" table:formula="of:=[.C65]" office:value-type="float" office:value="0.833333333333333" calcext:value-type="float">
            <text:p>0.833</text:p>
          </table:table-cell>
          <table:table-cell table:style-name="ce30" table:formula="of:=[.F62]" office:value-type="float" office:value="1.16666666666667" calcext:value-type="float">
            <text:p>1.167</text:p>
          </table:table-cell>
          <table:table-cell table:style-name="ce30" office:value-type="string" calcext:value-type="string" table:number-columns-spanned="2" table:number-rows-spanned="1">
            <text:p>-</text:p>
          </table:table-cell>
          <table:covered-table-cell table:style-name="ce3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Т3</text:p>
          </table:table-cell>
          <table:table-cell table:style-name="ce25" office:value-type="string" calcext:value-type="string">
            <text:p>CТ5</text:p>
          </table:table-cell>
          <table:table-cell table:style-name="ce30" table:formula="of:=[.F63]" office:value-type="float" office:value="0.666666666666667" calcext:value-type="float">
            <text:p>0.667</text:p>
          </table:table-cell>
          <table:table-cell table:style-name="ce30" table:formula="of:=[.D65]" office:value-type="float" office:value="1.33333333333333" calcext:value-type="float">
            <text:p>1.333</text:p>
          </table:table-cell>
          <table:table-cell table:style-name="ce30" office:value-type="string" calcext:value-type="string" table:number-columns-spanned="2" table:number-rows-spanned="1">
            <text:p>-</text:p>
          </table:table-cell>
          <table:covered-table-cell table:style-name="ce3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Т6</text:p>
          </table:table-cell>
          <table:table-cell table:style-name="ce25" office:value-type="string" calcext:value-type="string">
            <text:p>CТ3</text:p>
          </table:table-cell>
          <table:table-cell table:style-name="ce30" table:formula="of:=[.D66]" office:value-type="float" office:value="0.833333333333333" calcext:value-type="float">
            <text:p>0.833</text:p>
          </table:table-cell>
          <table:table-cell table:style-name="ce30" table:formula="of:=[.G63]" office:value-type="float" office:value="1.16666666666667" calcext:value-type="float">
            <text:p>1.167</text:p>
          </table:table-cell>
          <table:table-cell table:style-name="ce30" office:value-type="string" calcext:value-type="string" table:number-columns-spanned="2" table:number-rows-spanned="1">
            <text:p>-</text:p>
          </table:table-cell>
          <table:covered-table-cell table:style-name="ce3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Т4</text:p>
          </table:table-cell>
          <table:table-cell table:style-name="ce25" office:value-type="string" calcext:value-type="string">
            <text:p>CТ6</text:p>
          </table:table-cell>
          <table:table-cell table:style-name="ce30" table:formula="of:=[.G64]" office:value-type="float" office:value="0.833333333333333" calcext:value-type="float">
            <text:p>0.833</text:p>
          </table:table-cell>
          <table:table-cell table:style-name="ce30" table:formula="of:=[.E66]" office:value-type="float" office:value="1.16666666666667" calcext:value-type="float">
            <text:p>1.167</text:p>
          </table:table-cell>
          <table:table-cell table:style-name="ce30" office:value-type="string" calcext:value-type="string" table:number-columns-spanned="2" table:number-rows-spanned="1">
            <text:p>-</text:p>
          </table:table-cell>
          <table:covered-table-cell table:style-name="ce30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Результат окончательного ранжирования: <text:span text:style-name="T2">C4, C6, C3</text:span>, C5, C1.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 Метод ЭЛЕКТРА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1.3. Веса критерие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table:style-name="ce12" table:number-matrix-columns-spanned="1" table:number-matrix-rows-spanned="3" table:formula="of:=[.C19:.C21]" office:value-type="float" office:value="0.333333333333333" calcext:value-type="float">
            <text:p>0.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ce12" office:value-type="float" office:value="0.416666666666667" calcext:value-type="float">
            <text:p>0.4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table:style-name="ce12" office:value-type="float" office:value="0.25" calcext:value-type="float">
            <text:p>0.25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1. Безразмерные оценки альтернатив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анок</text:p>
          </table:table-cell>
          <table:covered-table-cell table:number-columns-repeated="3" table:style-name="ce31"/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6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Количество типов выпускаемых изделий</text:p>
          </table:table-cell>
          <table:covered-table-cell table:number-columns-repeated="3" table:style-name="ce31"/>
          <table:table-cell table:style-name="ce33" table:number-matrix-columns-spanned="1" table:number-matrix-rows-spanned="3" table:formula="of:=[$'Первый способ'.G14:.G16]" office:value-type="float" office:value="0.533333333333333" calcext:value-type="float">
            <text:p>0.53</text:p>
          </table:table-cell>
          <table:table-cell table:style-name="ce33" table:number-matrix-columns-spanned="1" table:number-matrix-rows-spanned="3" table:formula="of:=[$'Первый способ'.H14:.H16]" office:value-type="float" office:value="1" calcext:value-type="float">
            <text:p>1.00</text:p>
          </table:table-cell>
          <table:table-cell table:style-name="ce33" table:number-matrix-columns-spanned="1" table:number-matrix-rows-spanned="3" table:formula="of:=[$'Первый способ'.J14:.J16]" office:value-type="float" office:value="0.8" calcext:value-type="float">
            <text:p>0.8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Стоимость станка</text:p>
          </table:table-cell>
          <table:covered-table-cell table:number-columns-repeated="3" table:style-name="ce31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0.666666666666667" calcext:value-type="float">
            <text:p>0.67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Переналадка на другой тип изделия</text:p>
          </table:table-cell>
          <table:covered-table-cell table:number-columns-repeated="3" table:style-name="ce31"/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" calcext:value-type="float">
            <text:p>0.6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2. Матрица индексов согласия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C105]" office:value-type="float" office:value="0.416666666666667" calcext:value-type="float">
            <text:p>0.417</text:p>
          </table:table-cell>
          <table:table-cell table:style-name="ce30" table:formula="of:=[.C105]" office:value-type="float" office:value="0.416666666666667" calcext:value-type="float">
            <text:p>0.4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30" table:formula="of:=[.C104]+[.C106]" office:value-type="float" office:value="0.583333333333333" calcext:value-type="float">
            <text:p>0.583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[.C104]+[.C106]" office:value-type="float" office:value="0.583333333333333" calcext:value-type="float">
            <text:p>0.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table:formula="of:=[.C104]+[.C106]" office:value-type="float" office:value="0.583333333333333" calcext:value-type="float">
            <text:p>0.583</text:p>
          </table:table-cell>
          <table:table-cell table:style-name="ce30" table:formula="of:=[.C105]" office:value-type="float" office:value="0.416666666666667" calcext:value-type="float">
            <text:p>0.417</text:p>
          </table:table-cell>
          <table:table-cell table:style-name="ce30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3. Матрица индексов несогласия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СТ3</text:p>
          </table:table-cell>
          <table:table-cell table:style-name="ce25" office:value-type="string" calcext:value-type="string">
            <text:p>СТ4</text:p>
          </table:table-cell>
          <table:table-cell table:style-name="ce25" office:value-type="string" calcext:value-type="string">
            <text:p>СТ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MAX([.G111]-[.F111];[.G113]-[.F113])" office:value-type="float" office:value="0.6" calcext:value-type="float">
            <text:p>0.600</text:p>
          </table:table-cell>
          <table:table-cell table:style-name="ce30" table:formula="of:=MAX([.H111]-[.F111];[.H113]-[.F113])" office:value-type="float" office:value="0.266666666666667" calcext:value-type="float">
            <text:p>0.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30" table:formula="of:=MAX([.F112]-[.G112])" office:value-type="float" office:value="0.36" calcext:value-type="float">
            <text:p>0.360</text:p>
          </table:table-cell>
          <table:table-cell table:style-name="ce30" office:value-type="string" calcext:value-type="string">
            <text:p>-</text:p>
          </table:table-cell>
          <table:table-cell table:style-name="ce30" table:formula="of:=MAX([.H112]-[.G112])" office:value-type="float" office:value="0.0266666666666666" calcext:value-type="float">
            <text:p>0.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table:formula="of:=MAX([.F112]-[.H112])" office:value-type="float" office:value="0.333333333333333" calcext:value-type="float">
            <text:p>0.333</text:p>
          </table:table-cell>
          <table:table-cell table:style-name="ce30" table:formula="of:=MAX([.G111]-[.H111]; [.G113]-[.H113])" office:value-type="float" office:value="0.4" calcext:value-type="float">
            <text:p>0.400</text:p>
          </table:table-cell>
          <table:table-cell table:style-name="ce30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4. Предельные значения индекса согласия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table:formula="of:=MIN([.C118:.E118])" office:value-type="float" office:value="0.416666666666667" calcext:value-type="float">
            <text:p>0.4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30" table:formula="of:=MIN([.C119:.E119])" office:value-type="float" office:value="0.583333333333333" calcext:value-type="float">
            <text:p>0.5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table:formula="of:=MIN([.C120:.E120])" office:value-type="float" office:value="0.416666666666667" calcext:value-type="float">
            <text:p>0.417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5. Предельные значения индекса несогласия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30" table:formula="of:=MAX([.C125:.E125])" office:value-type="float" office:value="0.6" calcext:value-type="float">
            <text:p>0.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30" table:formula="of:=MAX([.C126:.E126])" office:value-type="float" office:value="0.36" calcext:value-type="float">
            <text:p>0.3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30" table:formula="of:=MAX([.C127:.E127])" office:value-type="float" office:value="0.4" calcext:value-type="float">
            <text:p>0.4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3.6. Лучшие альтернативы (ядро альтернатив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C*</text:p>
          </table:table-cell>
          <table:table-cell table:style-name="ce25" office:value-type="string" calcext:value-type="string">
            <text:p>D*</text:p>
          </table:table-cell>
          <table:table-cell table:style-name="ce25" office:value-type="string" calcext:value-type="string" table:number-columns-spanned="2" table:number-rows-spanned="1">
            <text:p>Ядро</text:p>
          </table:table-cell>
          <table:covered-table-cell table:style-name="ce25" office:value-type="string" calcext:value-type="string">
            <text:p>C*</text:p>
          </table:covered-table-cell>
          <table:table-cell table:number-columns-repeated="4"/>
        </table:table-row>
        <table:table-row table:style-name="ro1">
          <table:table-cell/>
          <table:table-cell table:number-columns-repeated="2" table:style-name="ce30" office:value-type="float" office:value="0.5" calcext:value-type="float">
            <text:p>0.500</text:p>
          </table:table-cell>
          <table:table-cell table:style-name="ce30" office:value-type="string" calcext:value-type="string" table:number-columns-spanned="2" table:number-rows-spanned="1">
            <text:p>СТ4</text:p>
          </table:table-cell>
          <table:covered-table-cell table:style-name="ce30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Лучшая альтернатива: СТ4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number-style style:name="N135">
      <number:fraction number:min-integer-digits="1" number:min-numerator-digits="1" loext:max-numerator-digits="1" number:min-denominator-digits="1" number:max-denominator-value="9"/>
    </number:number-style>
    <number:number-style style:name="N136">
      <number:fraction number:min-integer-digits="0" number:min-numerator-digits="1" loext:max-numerator-digits="1" number:min-denominator-digits="2" number:max-denominator-value="99"/>
    </number:number-style>
    <number:number-style style:name="N137">
      <number:fraction number:min-integer-digits="0" number:min-numerator-digits="1" loext:max-numerator-digits="1" number:min-denominator-digits="3" number:max-denominator-value="999"/>
    </number:number-style>
    <number:number-style style:name="N138">
      <number:fraction number:min-integer-digits="0" number:min-numerator-digits="1" loext:max-numerator-digits="1" number:min-denominator-digits="4" number:max-denominator-value="9999"/>
    </number:number-style>
    <number:number-style style:name="N139">
      <number:fraction number:min-integer-digits="0" number:min-numerator-digits="1" loext:max-numerator-digits="1" number:min-denominator-digits="5" number:max-denominator-value="99999"/>
    </number:number-style>
    <number:number-style style:name="N140">
      <number:fraction number:min-integer-digits="0" number:min-numerator-digits="1" loext:max-numerator-digits="1" number:min-denominator-digits="6" number:max-denominator-value="999999"/>
    </number:number-style>
    <number:number-style style:name="N141">
      <number:fraction number:min-integer-digits="2" number:min-numerator-digits="1" loext:max-numerator-digits="1" number:min-denominator-digits="1" number:max-denominator-value="9"/>
    </number:number-style>
    <number:number-style style:name="N142P0" style:volatile="true">
      <number:fraction number:min-integer-digits="2" number:min-numerator-digits="1" loext:max-numerator-digits="1" number:min-denominator-digits="1" number:max-denominator-value="9"/>
    </number:number-style>
    <number:number-style style:name="N142">
      <style:text-properties fo:color="#ff0000"/>
      <number:text>-</number:text>
      <number:fraction number:min-integer-digits="2" number:min-numerator-digits="1" loext:max-numerator-digits="1" number:min-denominator-digits="1" number:max-denominator-value="9"/>
      <style:map style:condition="value()&gt;=0" style:apply-style-name="N142P0"/>
    </number:number-style>
    <number:number-style style:name="N143">
      <number:fraction number:min-integer-digits="0" number:min-numerator-digits="1" loext:max-numerator-digits="1" number:min-denominator-digits="1" number:max-denominator-value="9"/>
    </number:number-style>
    <number:number-style style:name="N144">
      <number:number number:decimal-places="6" number:min-decimal-places="6" number:min-integer-digits="1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P0" style:volatile="true"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 _)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9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5P2" style:volatile="true">
      <number:currency-symbol/>
      <number:fill-character> </number:fill-character>
      <number:text>- _)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20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22:06:44.426596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5:29.344021339</meta:creation-date>
    <meta:generator>LibreOffice/24.2.2.2$Linux_X86_64 LibreOffice_project/420$Build-2</meta:generator>
    <dc:date>2024-04-13T23:20:35.442376903</dc:date>
    <meta:editing-duration>PT3H34M31S</meta:editing-duration>
    <meta:editing-cycles>66</meta:editing-cycles>
    <meta:document-statistic meta:table-count="3" meta:cell-count="627" meta:object-count="0"/>
  </office:meta>
</office:document-meta>
</file>